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Georgia" style:font-name-asian="Georgia" style:font-name-complex="Georgia" fo:font-size="8pt" style:font-size-asian="8pt" style:font-size-complex="8pt" style:font-family-generic="roman"/>
    </style:style>
    <style:style style:name="ce3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8pt" style:font-size-asian="8pt" style:font-size-complex="8pt" style:font-family-generic="roman"/>
    </style:style>
    <style:style style:name="ce5" style:family="table-cell" style:parent-style-name="Default" style:data-style-name="N0">
      <style:table-cell-properties fo:border="thin solid #C0C0C0" style:vertical-align="automatic" style:repeat-content="false"/>
      <style:paragraph-properties fo:text-align="center"/>
      <style:text-properties fo:color="#808080" style:font-name="Georgia" style:font-name-asian="Georgia" style:font-name-complex="Georgia" fo:font-size="9pt" style:font-size-asian="9pt" style:font-size-complex="9pt" style:font-family-generic="roman"/>
    </style:style>
    <style:style style:name="ce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-top="none" fo:border-bottom="none" fo:border-left="thin solid #3C3C3C" fo:border-right="none" style:vertical-align="middle" fo:background-color="#008080" style:repeat-content="false"/>
      <style:paragraph-properties fo:text-align="center"/>
      <style:text-properties fo:color="#FFFFFF" style:font-name="Georgia" style:font-name-asian="Georgia" style:font-name-complex="Georgia" fo:font-size="24pt" style:font-size-asian="24pt" style:font-size-complex="24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008080" style:repeat-content="false"/>
      <style:paragraph-properties fo:text-align="center"/>
      <style:text-properties fo:color="#FFFFFF" style:font-name="Georgia" style:font-name-asian="Georgia" style:font-name-complex="Georgia" fo:font-size="9pt" style:font-size-asian="9pt" style:font-size-complex="9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thin solid #000000" fo:border-bottom="none" fo:border-left="thin solid #C0C0C0" fo:border-right="thin solid #C0C0C0" style:vertical-align="automatic" fo:background-color="#008080" style:repeat-content="false"/>
      <style:paragraph-properties fo:text-align="center"/>
      <style:text-properties fo:color="#FFFFFF" style:font-name="Georgia" style:font-name-asian="Georgia" style:font-name-complex="Georgia" fo:font-size="9pt" style:font-size-asian="9pt" style:font-size-complex="9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C0C0C0" fo:border-left="none" fo:border-right="thin solid #000000" style:vertical-align="automatic" fo:wrap-option="wrap" fo:background-color="#008080" style:repeat-content="false"/>
      <style:paragraph-properties fo:text-align="center"/>
      <style:text-properties fo:color="#FFFFFF" style:font-name="Georgia" style:font-name-asian="Georgia" style:font-name-complex="Georgia" fo:font-size="9pt" style:font-size-asian="9pt" style:font-size-complex="9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thin solid #C0C0C0" fo:border-bottom="thin solid #C0C0C0" fo:border-left="thin solid #000000" fo:border-right="thin solid #C0C0C0" style:vertical-align="automatic" style:repeat-content="false"/>
      <style:paragraph-properties fo:text-align="center"/>
      <style:text-properties fo:color="#808080" style:font-name="Georgia" style:font-name-asian="Georgia" style:font-name-complex="Georgia" fo:font-size="9pt" style:font-size-asian="9pt" style:font-size-complex="9pt" style:font-family-generic="roman"/>
    </style:style>
    <style:style style:name="ce13" style:family="table-cell" style:parent-style-name="Default" style:data-style-name="N0">
      <style:table-cell-properties fo:border-top="thin solid #C0C0C0" fo:border-bottom="thin solid #C0C0C0" fo:border-left="thin solid #C0C0C0" fo:border-right="thin solid #000000" style:vertical-align="automatic" style:repeat-content="false"/>
      <style:paragraph-properties fo:text-align="center"/>
      <style:text-properties fo:color="#808080" style:font-name="Georgia" style:font-name-asian="Georgia" style:font-name-complex="Georgia" fo:font-size="9pt" style:font-size-asian="9pt" style:font-size-complex="9pt" style:font-family-generic="roman"/>
    </style:style>
    <style:style style:name="ce14" style:family="table-cell" style:parent-style-name="Default" style:data-style-name="N0">
      <style:table-cell-properties fo:border-top="thin solid #C0C0C0" fo:border-bottom="thin solid #000000" fo:border-left="thin solid #000000" fo:border-right="thin solid #C0C0C0" style:vertical-align="automatic" style:repeat-content="false"/>
      <style:paragraph-properties fo:text-align="center"/>
      <style:text-properties fo:color="#808080" style:font-name="Georgia" style:font-name-asian="Georgia" style:font-name-complex="Georgia" fo:font-size="9pt" style:font-size-asian="9pt" style:font-size-complex="9pt" style:font-family-generic="roman"/>
    </style:style>
    <style:style style:name="ce15" style:family="table-cell" style:parent-style-name="Default" style:data-style-name="N0">
      <style:table-cell-properties fo:border-top="thin solid #C0C0C0" fo:border-bottom="thin solid #000000" fo:border-left="thin solid #C0C0C0" fo:border-right="thin solid #C0C0C0" style:vertical-align="automatic" style:repeat-content="false"/>
      <style:paragraph-properties fo:text-align="center"/>
      <style:text-properties fo:color="#808080" style:font-name="Georgia" style:font-name-asian="Georgia" style:font-name-complex="Georgia" fo:font-size="9pt" style:font-size-asian="9pt" style:font-size-complex="9pt" style:font-family-generic="roman"/>
    </style:style>
    <style:style style:name="ce16" style:family="table-cell" style:parent-style-name="Default" style:data-style-name="N0">
      <style:table-cell-properties fo:border-top="thin solid #C0C0C0" fo:border-bottom="thin solid #000000" fo:border-left="thin solid #C0C0C0" fo:border-right="thin solid #000000" style:vertical-align="automatic" style:repeat-content="false"/>
      <style:paragraph-properties fo:text-align="center"/>
      <style:text-properties fo:color="#808080" style:font-name="Georgia" style:font-name-asian="Georgia" style:font-name-complex="Georgia" fo:font-size="9pt" style:font-size-asian="9pt" style:font-size-complex="9pt" style:font-family-generic="roman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8080" style:repeat-content="false"/>
      <style:paragraph-properties fo:text-align="center"/>
      <style:text-properties fo:color="#FFFFFF" style:font-name="Georgia" style:font-name-asian="Georgia" style:font-name-complex="Georgia" fo:font-size="9pt" style:font-size-asian="9pt" style:font-size-complex="9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none" fo:border-bottom="none" fo:border-left="thin solid #C0C0C0" fo:border-right="none" style:vertical-align="automatic" fo:background-color="#008080" style:repeat-content="false"/>
      <style:paragraph-properties fo:text-align="center"/>
      <style:text-properties fo:color="#FFFFFF" style:font-name="Georgia" style:font-name-asian="Georgia" style:font-name-complex="Georgia" fo:font-size="9pt" style:font-size-asian="9pt" style:font-size-complex="9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none" fo:border-bottom="none" fo:border-left="none" fo:border-right="thin solid #C0C0C0" style:vertical-align="automatic" fo:background-color="#008080" style:repeat-content="false"/>
      <style:paragraph-properties fo:text-align="center"/>
      <style:text-properties fo:color="#FFFFFF" style:font-name="Georgia" style:font-name-asian="Georgia" style:font-name-complex="Georgia" fo:font-size="9pt" style:font-size-asian="9pt" style:font-size-complex="9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thin solid #808080" fo:border-bottom="none" fo:border-left="none" fo:border-right="thin solid #000000" style:vertical-align="automatic" fo:wrap-option="wrap" fo:background-color="#008080" style:repeat-content="false"/>
      <style:paragraph-properties fo:text-align="center"/>
      <style:text-properties fo:color="#FFFFFF" style:font-name="Georgia" style:font-name-asian="Georgia" style:font-name-complex="Georgia" fo:font-size="9pt" style:font-size-asian="9pt" style:font-size-complex="9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C0C0C0" fo:border-left="thin solid #000000" fo:border-right="thin solid #C0C0C0" style:vertical-align="automatic" style:repeat-content="false"/>
      <style:paragraph-properties fo:text-align="center"/>
      <style:text-properties fo:color="#808080" style:font-name="Georgia" style:font-name-asian="Georgia" style:font-name-complex="Georgia" fo:font-size="9pt" style:font-size-asian="9pt" style:font-size-complex="9pt" style:font-family-generic="roman"/>
    </style:style>
    <style:style style:name="ce22" style:family="table-cell" style:parent-style-name="Default" style:data-style-name="N0">
      <style:table-cell-properties fo:border-top="thin solid #000000" fo:border-bottom="thin solid #C0C0C0" fo:border-left="thin solid #C0C0C0" fo:border-right="thin solid #C0C0C0" style:vertical-align="automatic" style:repeat-content="false"/>
      <style:paragraph-properties fo:text-align="center"/>
      <style:text-properties fo:color="#808080" style:font-name="Georgia" style:font-name-asian="Georgia" style:font-name-complex="Georgia" fo:font-size="9pt" style:font-size-asian="9pt" style:font-size-complex="9pt" style:font-family-generic="roman"/>
    </style:style>
    <style:style style:name="ce23" style:family="table-cell" style:parent-style-name="Default" style:data-style-name="N0">
      <style:table-cell-properties fo:border-top="thin solid #000000" fo:border-bottom="thin solid #C0C0C0" fo:border-left="thin solid #C0C0C0" fo:border-right="thin solid #000000" style:vertical-align="automatic" style:repeat-content="false"/>
      <style:paragraph-properties fo:text-align="center"/>
      <style:text-properties fo:color="#808080" style:font-name="Georgia" style:font-name-asian="Georgia" style:font-name-complex="Georgia" fo:font-size="9pt" style:font-size-asian="9pt" style:font-size-complex="9pt" style:font-family-generic="roman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C0C0C0" fo:border-right="thin solid #000000" style:vertical-align="automatic" fo:wrap-option="wrap" fo:background-color="#008080" style:repeat-content="false"/>
      <style:paragraph-properties fo:text-align="center"/>
      <style:text-properties fo:color="#FFFFFF" style:font-name="Georgia" style:font-name-asian="Georgia" style:font-name-complex="Georgia" fo:font-size="9pt" style:font-size-asian="9pt" style:font-size-complex="9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0.291041666666667cm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6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Burndown_Chart" table:style-name="ta1">
        <table:table-column table:style-name="co1" table:default-cell-style-name="ce6"/>
        <table:table-column table:style-name="co2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5" table:default-cell-style-name="ce1"/>
        <table:table-column table:style-name="co6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table:style-name="ce2"/>
          <table:table-cell office:value-type="string" table:number-columns-spanned="17" table:number-rows-spanned="1" table:style-name="ce8">
            <text:p>Burn Down Chart</text:p>
          </table:table-cell>
          <table:covered-table-cell table:number-columns-repeated="16"/>
          <table:table-cell table:number-columns-repeated="2" table:style-name="ce3"/>
          <table:table-cell table:number-columns-repeated="16364"/>
        </table:table-row>
        <table:table-row table:style-name="ro2">
          <table:table-cell table:style-name="ce2"/>
          <table:table-cell table:number-columns-repeated="6" table:style-name="ce4"/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table:style-name="ce9"/>
          <table:table-cell office:value-type="string" table:number-columns-spanned="2" table:number-rows-spanned="1" table:style-name="ce10">
            <text:p>Burned down</text:p>
          </table:table-cell>
          <table:covered-table-cell/>
          <table:table-cell office:value-type="string" table:number-columns-spanned="2" table:number-rows-spanned="1" table:style-name="ce10">
            <text:p>Balance</text:p>
          </table:table-cell>
          <table:covered-table-cell/>
          <table:table-cell office:value-type="string" table:number-columns-spanned="1" table:number-rows-spanned="2" table:style-name="ce24">
            <text:p>Done Today</text:p>
          </table:table-cell>
          <table:table-cell table:number-columns-repeated="2" table:style-name="ce3"/>
          <table:table-cell table:style-name="ce3">
            <draw:frame draw:z-index="1" draw:id="id0" draw:style-name="a0" draw:name="Chart 1" svg:x="0.15197in" svg:y="0.10792in" svg:width="8.23345in" svg:height="5.2045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0" table:style-name="ce3"/>
          <table:table-cell table:number-columns-repeated="16364"/>
        </table:table-row>
        <table:table-row table:style-name="ro3">
          <table:table-cell table:style-name="ce2"/>
          <table:table-cell office:value-type="string" table:style-name="ce17">
            <text:p>Day</text:p>
          </table:table-cell>
          <table:table-cell office:value-type="string" table:style-name="ce18">
            <text:p>Planned</text:p>
          </table:table-cell>
          <table:table-cell office:value-type="string" table:style-name="ce19">
            <text:p>Actual</text:p>
          </table:table-cell>
          <table:table-cell office:value-type="string" table:style-name="ce18">
            <text:p>Planned</text:p>
          </table:table-cell>
          <table:table-cell office:value-type="string" table:style-name="ce19">
            <text:p>Actual</text:p>
          </table:table-cell>
          <table:covered-table-cell/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0" table:style-name="ce21">
            <text:p>0</text:p>
          </table:table-cell>
          <table:table-cell table:number-columns-repeated="2" table:style-name="ce22"/>
          <table:table-cell office:value-type="float" office:value="210" table:style-name="ce22">
            <text:p>210</text:p>
          </table:table-cell>
          <table:table-cell office:value-type="float" office:value="300" table:style-name="ce22">
            <text:p>300</text:p>
          </table:table-cell>
          <table:table-cell office:value-type="string" office:string-value="N/A" table:formula="of:=IF([.D5]=&quot;&quot;;&quot;N/A&quot;;[.D5])" table:style-name="ce2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4">
          <table:table-cell table:style-name="ce2"/>
          <table:table-cell office:value-type="float" office:value="1" table:style-name="ce1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office:value-type="float" office:value="196" table:formula="of:=[.$E$5]-SUM([.$C$6:.C6])" table:style-name="ce5">
            <text:p>196</text:p>
          </table:table-cell>
          <table:table-cell office:value-type="float" office:value="299" table:formula="of:=IF([.D6]=&quot;&quot;;NA();[.$F$5]-SUM([.$D$6:.D6]))" table:style-name="ce5">
            <text:p>299</text:p>
          </table:table-cell>
          <table:table-cell office:value-type="float" office:value="1" table:formula="of:=IF([.D6]=&quot;&quot;;&quot;N/A&quot;;[.D6])" table:style-name="ce13">
            <text:p>1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2" table:style-name="ce12">
            <text:p>2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182" table:formula="of:=[.$E$5]-SUM([.$C$6:.C7])" table:style-name="ce5">
            <text:p>182</text:p>
          </table:table-cell>
          <table:table-cell office:value-type="float" office:value="0" table:formula="of:=IF([.D7]=&quot;&quot;;NA();[.$F$5]-SUM([.$D$6:.D7]))" table:style-name="ce5">
            <text:p>#N/D</text:p>
          </table:table-cell>
          <table:table-cell office:value-type="string" office:string-value="N/A" table:formula="of:=IF([.D7]=&quot;&quot;;&quot;N/A&quot;;[.D7])" table:style-name="ce1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3" table:style-name="ce12">
            <text:p>3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168" table:formula="of:=[.$E$5]-SUM([.$C$6:.C8])" table:style-name="ce5">
            <text:p>168</text:p>
          </table:table-cell>
          <table:table-cell office:value-type="float" office:value="0" table:formula="of:=IF([.D8]=&quot;&quot;;NA();[.$F$5]-SUM([.$D$6:.D8]))" table:style-name="ce5">
            <text:p>#N/D</text:p>
          </table:table-cell>
          <table:table-cell office:value-type="string" office:string-value="N/A" table:formula="of:=IF([.D8]=&quot;&quot;;&quot;N/A&quot;;[.D8])" table:style-name="ce1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4" table:style-name="ce12">
            <text:p>4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154" table:formula="of:=[.$E$5]-SUM([.$C$6:.C9])" table:style-name="ce5">
            <text:p>154</text:p>
          </table:table-cell>
          <table:table-cell office:value-type="float" office:value="0" table:formula="of:=IF([.D9]=&quot;&quot;;NA();[.$F$5]-SUM([.$D$6:.D9]))" table:style-name="ce5">
            <text:p>#N/D</text:p>
          </table:table-cell>
          <table:table-cell office:value-type="string" office:string-value="N/A" table:formula="of:=IF([.D9]=&quot;&quot;;&quot;N/A&quot;;[.D9])" table:style-name="ce1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5" table:style-name="ce12">
            <text:p>5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140" table:formula="of:=[.$E$5]-SUM([.$C$6:.C10])" table:style-name="ce5">
            <text:p>140</text:p>
          </table:table-cell>
          <table:table-cell office:value-type="float" office:value="0" table:formula="of:=IF([.D10]=&quot;&quot;;NA();[.$F$5]-SUM([.$D$6:.D10]))" table:style-name="ce5">
            <text:p>#N/D</text:p>
          </table:table-cell>
          <table:table-cell office:value-type="string" office:string-value="N/A" table:formula="of:=IF([.D10]=&quot;&quot;;&quot;N/A&quot;;[.D10])" table:style-name="ce1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6" table:style-name="ce12">
            <text:p>6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126" table:formula="of:=[.$E$5]-SUM([.$C$6:.C11])" table:style-name="ce5">
            <text:p>126</text:p>
          </table:table-cell>
          <table:table-cell office:value-type="float" office:value="0" table:formula="of:=IF([.D11]=&quot;&quot;;NA();[.$F$5]-SUM([.$D$6:.D11]))" table:style-name="ce5">
            <text:p>#N/D</text:p>
          </table:table-cell>
          <table:table-cell office:value-type="string" office:string-value="N/A" table:formula="of:=IF([.D11]=&quot;&quot;;&quot;N/A&quot;;[.D11])" table:style-name="ce1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7" table:style-name="ce12">
            <text:p>7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112" table:formula="of:=[.$E$5]-SUM([.$C$6:.C12])" table:style-name="ce5">
            <text:p>112</text:p>
          </table:table-cell>
          <table:table-cell office:value-type="float" office:value="0" table:formula="of:=IF([.D12]=&quot;&quot;;NA();[.$F$5]-SUM([.$D$6:.D12]))" table:style-name="ce5">
            <text:p>#N/D</text:p>
          </table:table-cell>
          <table:table-cell office:value-type="string" office:string-value="N/A" table:formula="of:=IF([.D12]=&quot;&quot;;&quot;N/A&quot;;[.D12])" table:style-name="ce1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8" table:style-name="ce12">
            <text:p>8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98" table:formula="of:=[.$E$5]-SUM([.$C$6:.C13])" table:style-name="ce5">
            <text:p>98</text:p>
          </table:table-cell>
          <table:table-cell office:value-type="float" office:value="0" table:formula="of:=IF([.D13]=&quot;&quot;;NA();[.$F$5]-SUM([.$D$6:.D13]))" table:style-name="ce5">
            <text:p>#N/D</text:p>
          </table:table-cell>
          <table:table-cell office:value-type="string" office:string-value="N/A" table:formula="of:=IF([.D13]=&quot;&quot;;&quot;N/A&quot;;[.D13])" table:style-name="ce1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9" table:style-name="ce12">
            <text:p>9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84" table:formula="of:=[.$E$5]-SUM([.$C$6:.C14])" table:style-name="ce5">
            <text:p>84</text:p>
          </table:table-cell>
          <table:table-cell office:value-type="float" office:value="0" table:formula="of:=IF([.D14]=&quot;&quot;;NA();[.$F$5]-SUM([.$D$6:.D14]))" table:style-name="ce5">
            <text:p>#N/D</text:p>
          </table:table-cell>
          <table:table-cell office:value-type="string" office:string-value="N/A" table:formula="of:=IF([.D14]=&quot;&quot;;&quot;N/A&quot;;[.D14])" table:style-name="ce1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10" table:style-name="ce12">
            <text:p>10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70" table:formula="of:=[.$E$5]-SUM([.$C$6:.C15])" table:style-name="ce5">
            <text:p>70</text:p>
          </table:table-cell>
          <table:table-cell office:value-type="float" office:value="0" table:formula="of:=IF([.D15]=&quot;&quot;;NA();[.$F$5]-SUM([.$D$6:.D15]))" table:style-name="ce5">
            <text:p>#N/D</text:p>
          </table:table-cell>
          <table:table-cell office:value-type="string" office:string-value="N/A" table:formula="of:=IF([.D15]=&quot;&quot;;&quot;N/A&quot;;[.D15])" table:style-name="ce1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11" table:style-name="ce12">
            <text:p>11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56" table:formula="of:=[.$E$5]-SUM([.$C$6:.C16])" table:style-name="ce5">
            <text:p>56</text:p>
          </table:table-cell>
          <table:table-cell office:value-type="float" office:value="0" table:formula="of:=IF([.D16]=&quot;&quot;;NA();[.$F$5]-SUM([.$D$6:.D16]))" table:style-name="ce5">
            <text:p>#N/D</text:p>
          </table:table-cell>
          <table:table-cell office:value-type="string" office:string-value="N/A" table:formula="of:=IF([.D16]=&quot;&quot;;&quot;N/A&quot;;[.D16])" table:style-name="ce1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12" table:style-name="ce12">
            <text:p>12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42" table:formula="of:=[.$E$5]-SUM([.$C$6:.C17])" table:style-name="ce5">
            <text:p>42</text:p>
          </table:table-cell>
          <table:table-cell office:value-type="float" office:value="0" table:formula="of:=IF([.D17]=&quot;&quot;;NA();[.$F$5]-SUM([.$D$6:.D17]))" table:style-name="ce5">
            <text:p>#N/D</text:p>
          </table:table-cell>
          <table:table-cell office:value-type="string" office:string-value="N/A" table:formula="of:=IF([.D17]=&quot;&quot;;&quot;N/A&quot;;[.D17])" table:style-name="ce1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13" table:style-name="ce12">
            <text:p>13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28" table:formula="of:=[.$E$5]-SUM([.$C$6:.C18])" table:style-name="ce5">
            <text:p>28</text:p>
          </table:table-cell>
          <table:table-cell office:value-type="float" office:value="0" table:formula="of:=IF([.D18]=&quot;&quot;;NA();[.$F$5]-SUM([.$D$6:.D18]))" table:style-name="ce5">
            <text:p>#N/D</text:p>
          </table:table-cell>
          <table:table-cell office:value-type="string" office:string-value="N/A" table:formula="of:=IF([.D18]=&quot;&quot;;&quot;N/A&quot;;[.D18])" table:style-name="ce1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14" table:style-name="ce12">
            <text:p>14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14" table:formula="of:=[.$E$5]-SUM([.$C$6:.C19])" table:style-name="ce5">
            <text:p>14</text:p>
          </table:table-cell>
          <table:table-cell office:value-type="float" office:value="0" table:formula="of:=IF([.D19]=&quot;&quot;;NA();[.$F$5]-SUM([.$D$6:.D19]))" table:style-name="ce5">
            <text:p>#N/D</text:p>
          </table:table-cell>
          <table:table-cell office:value-type="string" office:string-value="N/A" table:formula="of:=IF([.D19]=&quot;&quot;;&quot;N/A&quot;;[.D19])" table:style-name="ce13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style-name="ro3">
          <table:table-cell table:style-name="ce2"/>
          <table:table-cell office:value-type="float" office:value="15" table:style-name="ce14">
            <text:p>15</text:p>
          </table:table-cell>
          <table:table-cell office:value-type="float" office:value="14" table:style-name="ce15">
            <text:p>14</text:p>
          </table:table-cell>
          <table:table-cell table:style-name="ce15"/>
          <table:table-cell office:value-type="float" office:value="0" table:formula="of:=[.$E$5]-SUM([.$C$6:.C20])" table:style-name="ce15">
            <text:p>0</text:p>
          </table:table-cell>
          <table:table-cell office:value-type="float" office:value="0" table:formula="of:=IF([.D20]=&quot;&quot;;NA();[.$F$5]-SUM([.$D$6:.D20]))" table:style-name="ce15">
            <text:p>#N/D</text:p>
          </table:table-cell>
          <table:table-cell office:value-type="string" office:string-value="N/A" table:formula="of:=IF([.D20]=&quot;&quot;;&quot;N/A&quot;;[.D20])" table:style-name="ce16">
            <text:p>N/A</text:p>
          </table:table-cell>
          <table:table-cell table:number-columns-repeated="13" table:style-name="ce3"/>
          <table:table-cell table:number-columns-repeated="16364"/>
        </table:table-row>
        <table:table-row table:number-rows-repeated="5" table:style-name="ro3">
          <table:table-cell table:style-name="ce2"/>
          <table:table-cell table:number-columns-repeated="6" table:style-name="ce4"/>
          <table:table-cell table:number-columns-repeated="13" table:style-name="ce3"/>
          <table:table-cell table:number-columns-repeated="16364"/>
        </table:table-row>
        <table:table-row table:number-rows-repeated="1048551" table:style-name="ro3">
          <table:table-cell table:number-columns-repeated="16384"/>
        </table:table-row>
      </table:table>
      <table:table table:name="Sheet1" table:style-name="ta2">
        <table:table-column table:style-name="co6" table:number-columns-repeated="1024" table:default-cell-style-name="ce1"/>
        <table:table-column table:style-name="co7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lunos</dc:creator>
    <meta:creation-date>2009-07-20T06:39:33Z</meta:creation-date>
    <dc:date>2018-11-05T23:31:33Z</dc:date>
    <meta:editing-cycles>1</meta:editing-cycles>
    <meta:editing-duration>PT13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378in" svg:stroke-color="#000000" svg:stroke-opacity="100%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0" draw:stroke="solid" svg:stroke-width="0.01378in" svg:stroke-color="#008080" svg:stroke-opacity="100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L1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378in" svg:stroke-color="#000000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56in" svg:stroke-color="#00ff00" svg:stroke-opacity="100%" draw:stroke-linejoin="round" svg:stroke-linecap="round"/>
    </style:style>
    <style:style style:family="chart" style:name="T110">
      <style:graphic-properties draw:fill="none" draw:stroke="dash" draw:stroke-dash="a1" svg:stroke-width="0.01378in" svg:stroke-color="#808080" svg:stroke-opacity="100%" draw:stroke-linejoin="round" svg:stroke-linecap="round"/>
    </style:style>
    <style:style style:family="chart" style:name="G1S1">
      <style:chart-properties chart:symbol-type="none" chart:connect-bars="false" chart:solid-type="cuboid" chart:stacked="false" chart:percentage="false" chart:regression-type="linear"/>
      <style:graphic-properties draw:fill="none" draw:stroke="solid" svg:stroke-width="0.02756in" svg:stroke-color="#008080" svg:stroke-opacity="100%" draw:stroke-linejoin="round" svg:stroke-linecap="round"/>
    </style:style>
  </office:automatic-styles>
  <office:body>
    <office:chart>
      <chart:chart chart:class="chart:bar" svg:height="374.7295275590551pt" svg:width="592.8082677165354pt" chart:style-name="Crt0">
        <chart:legend svg:x="440.5277165354331pt" svg:y="131.8074015748032pt" chart:style-name="Lgnd"/>
        <chart:plot-area svg:x="13.17503937007874pt" svg:y="11.85716535433071pt" svg:width="569.2741732283465pt" svg:height="326.41pt" chart:style-name="Plt0">
          <chart:axis chart:dimension="y" chart:name="primary-y" chart:style-name="Axs0"/>
          <chart:axis chart:dimension="x" chart:name="primary-x" chart:style-name="Axs1">
            <chart:categories table:cell-range-address="Burndown_Chart.$B$5:.$B$20"/>
          </chart:axis>
          <chart:series chart:label-cell-address="Burndown_Chart.$G$3" chart:values-cell-range-address="Burndown_Chart.$G$5:.$G$20" chart:class="chart:bar" chart:attached-axis="primary-y" chart:style-name="G0S0">
            <chart:data-point chart:repeated="16"/>
          </chart:series>
          <chart:series chart:label-cell-address="Burndown_Chart.$E$4" chart:values-cell-range-address="Burndown_Chart.$E$5:.$E$20" chart:class="chart:line" chart:attached-axis="primary-y" chart:style-name="G1S0">
            <chart:data-point chart:repeated="16"/>
          </chart:series>
          <chart:series chart:label-cell-address="Burndown_Chart.$F$4" chart:values-cell-range-address="Burndown_Chart.$F$5:.$F$20" chart:class="chart:line" chart:attached-axis="primary-y" chart:style-name="G1S1">
            <chart:regression-curve chart:style-name="T110">
              <chart:equation chart:automatic-content="true" chart:display-equation="false" chart:display-r-square="false" chart:style-name="TL110"/>
            </chart:regression-curve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linear" draw:angle="0" draw:start-color="#003366" draw:end-color="#008080" draw:start-intensity="100%" draw:end-intensity="100%"/>
    <draw:stroke-dash draw:name="a1" draw:style="rect" draw:dots1="1" draw:dots1-length="0.16535in" draw:distance="0.01378in"/>
  </office:styles>
</office:document-styles>
</file>